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textarea-horizontal-align="justify" draw:textarea-vertical-align="top" draw:auto-grow-height="false"/>
    </style:style>
    <style:style style:name="gr2" style:family="graphic" style:parent-style-name="standard">
      <style:graphic-properties draw:stroke="none" svg:stroke-color="#000000" draw:fill="solid" draw:fill-color="#9966cc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b0dd6e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none" svg:stroke-color="#000000" draw:fill="solid" draw:fill-color="#eb613d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8cm" fo:min-width="3.86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474cm" svg:height="5.334cm" svg:x="17.342cm" svg:y="1.062cm">
          <text:p text:style-name="P1">Public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28cm" svg:height="4.136cm" svg:x="6.1cm" svg:y="1.9cm">
          <draw:text-box>
            <text:p text:style-name="P2"><text:span text:style-name="T1">Producers</text:span></text:p>
            <text:p text:style-name="P2"><text:span text:style-name="T2"/></text:p>
            <text:p text:style-name="P2"><text:span text:style-name="T2">Add Producer</text:span></text:p>
            <text:p text:style-name="P2"><text:span text:style-name="T2">Edit Other Producers</text:span></text:p>
            <text:p text:style-name="P2"><text:span text:style-name="T2">Bookmark Favorites</text:span></text:p>
            <text:p text:style-name="P2"><text:span text:style-name="T2">Feedback</text:span></text:p>
            <text:p text:style-name="P2"><text:span text:style-name="T2">Comments on Pages? </text:span></text:p>
          </draw:text-box>
        </draw:frame>
        <draw:frame draw:style-name="gr3" draw:text-style-name="P2" draw:layer="layout" svg:width="5.572cm" svg:height="4.136cm" svg:x="11.7cm" svg:y="1.9cm">
          <draw:text-box>
            <text:p text:style-name="P2"><text:span text:style-name="T1">Retail</text:span></text:p>
            <text:p text:style-name="P2"><text:span text:style-name="T2"/></text:p>
            <text:p text:style-name="P2"><text:span text:style-name="T2">Edit Retail (By Invite)</text:span></text:p>
            <text:p text:style-name="P2"><text:span text:style-name="T2">Bookmark Favorites</text:span></text:p>
            <text:p text:style-name="P2"><text:span text:style-name="T2">Feedback</text:span></text:p>
            <text:p text:style-name="P2"><text:span text:style-name="T2">Comments on Pages?</text:span></text:p>
            <text:p text:style-name="P2"><text:span text:style-name="T2">Suggest a new Page <text:s/></text:span></text:p>
          </draw:text-box>
        </draw:frame>
        <draw:frame draw:style-name="gr4" draw:text-style-name="P2" draw:layer="layout" svg:width="5.244cm" svg:height="3.581cm" svg:x="17.4cm" svg:y="1.9cm">
          <draw:text-box>
            <text:p text:style-name="P2"><text:span text:style-name="T1">Regulars</text:span></text:p>
            <text:p text:style-name="P2"><text:span text:style-name="T2"/></text:p>
            <text:p text:style-name="P2"><text:span text:style-name="T2">Bookmark Favorites</text:span></text:p>
            <text:p text:style-name="P2"><text:span text:style-name="T2">Feedback</text:span></text:p>
            <text:p text:style-name="P2"><text:span text:style-name="T2">Comment on Pages?</text:span></text:p>
            <text:p text:style-name="P2"><text:span text:style-name="T2">Suggest a new Page <text:s/></text:span></text:p>
          </draw:text-box>
        </draw:frame>
        <draw:frame draw:style-name="gr5" draw:text-style-name="P2" draw:layer="layout" svg:width="5.662cm" svg:height="4.572cm" svg:x="22.9cm" svg:y="1.9cm">
          <draw:text-box>
            <text:p text:style-name="P2"><text:span text:style-name="T1">Visitors</text:span></text:p>
            <text:p text:style-name="P2"><text:span text:style-name="T2"/></text:p>
            <text:p text:style-name="P2"><text:span text:style-name="T2">Bookmark Favorites</text:span></text:p>
            <text:p text:style-name="P2"><text:span text:style-name="T2">Feedback</text:span></text:p>
            <text:p text:style-name="P2"><text:span text:style-name="T2">Comment on Pages?</text:span></text:p>
            <text:p text:style-name="P2"><text:span text:style-name="T2">Suggest a new Page </text:span></text:p>
          </draw:text-box>
        </draw:frame>
        <draw:frame draw:style-name="gr6" draw:text-style-name="P2" draw:layer="layout" svg:width="5.728cm" svg:height="5.801cm" svg:x="0.6cm" svg:y="1.9cm">
          <draw:text-box>
            <text:p text:style-name="P2"><text:span text:style-name="T1">Administrators</text:span></text:p>
            <text:p text:style-name="P2"><text:span text:style-name="T2"/></text:p>
            <text:p text:style-name="P2"><text:span text:style-name="T2">Add All</text:span></text:p>
            <text:p text:style-name="P2"><text:span text:style-name="T2">Edit All</text:span></text:p>
            <text:p text:style-name="P2"><text:span text:style-name="T2">Bookmark Favorites</text:span></text:p>
            <text:p text:style-name="P2"><text:span text:style-name="T2">Invite Retail editors</text:span></text:p>
            <text:p text:style-name="P2"><text:span text:style-name="T2">Add users to Retail and </text:span><text:span text:style-name="T2"><text:tab/></text:span><text:span text:style-name="T2">Producer groups</text:span></text:p>
            <text:p text:style-name="P2"><text:span text:style-name="T2">Feedback</text:span></text:p>
            <text:p text:style-name="P2"><text:span text:style-name="T2">Comments on Pages? </text:span></text:p>
          </draw:text-box>
        </draw:frame>
        <draw:frame draw:style-name="gr7" draw:layer="layout" svg:width="6.598cm" svg:height="0.962cm" svg:x="0.462cm" svg:y="0.316cm">
          <draw:text-box>
            <text:p>Roles of User Groups</text:p>
          </draw:text-box>
        </draw:frame>
        <draw:frame draw:style-name="gr8" draw:layer="layout" svg:width="2.542cm" svg:height="0.962cm" svg:x="0.462cm" svg:y="9.116cm">
          <draw:text-box>
            <text:p>Models</text:p>
          </draw:text-box>
        </draw:frame>
        <draw:custom-shape draw:style-name="gr9" draw:text-style-name="P1" draw:id="id2" draw:layer="layout" svg:width="4.318cm" svg:height="2.286cm" svg:x="10.124cm" svg:y="10.414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9" draw:text-style-name="P1" draw:id="id5" draw:layer="layout" svg:width="4.318cm" svg:height="2.286cm" svg:x="15.854cm" svg:y="13.208cm">
          <text:p text:style-name="P1">Member</text:p>
          <draw:enhanced-geometry svg:viewBox="0 0 21600 21600" draw:type="rectangle" draw:enhanced-path="M 0 0 L 21600 0 21600 21600 0 21600 0 0 Z N"/>
        </draw:custom-shape>
        <draw:custom-shape draw:style-name="gr9" draw:text-style-name="P1" draw:id="id1" draw:layer="layout" svg:width="4.318cm" svg:height="1.372cm" svg:x="2.72cm" svg:y="10.076cm">
          <text:p text:style-name="P1">Products</text:p>
          <draw:enhanced-geometry svg:viewBox="0 0 21600 21600" draw:type="rectangle" draw:enhanced-path="M 0 0 L 21600 0 21600 21600 0 21600 0 0 Z N"/>
        </draw:custom-shape>
        <draw:custom-shape draw:style-name="gr9" draw:text-style-name="P1" draw:id="id3" draw:layer="layout" svg:width="4.318cm" svg:height="1.372cm" svg:x="2.72cm" svg:y="14.814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9" draw:text-style-name="P1" draw:id="id4" draw:layer="layout" svg:width="4.318cm" svg:height="2.286cm" svg:x="10.124cm" svg:y="16.002cm">
          <text:p text:style-name="P1">Retail</text:p>
          <draw:enhanced-geometry svg:viewBox="0 0 21600 21600" draw:type="rectangle" draw:enhanced-path="M 0 0 L 21600 0 21600 21600 0 21600 0 0 Z N"/>
        </draw:custom-shape>
        <draw:custom-shape draw:style-name="gr9" draw:text-style-name="P1" draw:id="id6" draw:layer="layout" svg:width="4.318cm" svg:height="1.372cm" svg:x="22.09cm" svg:y="13.654cm">
          <text:p text:style-name="P1">Bookmark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038cm" svg:y1="10.762cm" svg:x2="10.124cm" svg:y2="11.557cm" draw:start-shape="id1" draw:start-glue-point="1" draw:end-shape="id2" draw:end-glue-point="3" svg:d="m7038 10762h1543v795h1543">
          <text:p/>
        </draw:connector>
        <draw:connector draw:style-name="gr10" draw:text-style-name="P1" draw:layer="layout" svg:x1="7.038cm" svg:y1="15.5cm" svg:x2="12.283cm" svg:y2="12.7cm" draw:start-shape="id3" draw:start-glue-point="1" draw:end-shape="id2" draw:end-glue-point="2" svg:d="m7038 15500h5245v-2800">
          <text:p/>
        </draw:connector>
        <draw:connector draw:style-name="gr10" draw:text-style-name="P1" draw:layer="layout" svg:x1="7.038cm" svg:y1="15.5cm" svg:x2="10.124cm" svg:y2="17.145cm" draw:start-shape="id3" draw:start-glue-point="1" draw:end-shape="id4" draw:end-glue-point="3" svg:d="m7038 15500h1543v1645h1543">
          <text:p/>
        </draw:connector>
        <draw:connector draw:style-name="gr10" draw:text-style-name="P1" draw:layer="layout" svg:x1="18.013cm" svg:y1="13.208cm" svg:x2="14.442cm" svg:y2="11.557cm" draw:start-shape="id5" draw:start-glue-point="0" draw:end-shape="id2" draw:end-glue-point="1" svg:d="m18013 13208v-1651h-3571">
          <text:p/>
        </draw:connector>
        <draw:connector draw:style-name="gr10" draw:text-style-name="P1" draw:layer="layout" svg:x1="18.013cm" svg:y1="15.494cm" svg:x2="14.442cm" svg:y2="17.145cm" draw:start-shape="id5" draw:start-glue-point="2" draw:end-shape="id4" draw:end-glue-point="1" svg:d="m18013 15494v1651h-3571">
          <text:p/>
        </draw:connector>
        <draw:connector draw:style-name="gr10" draw:text-style-name="P1" draw:layer="layout" svg:x1="22.09cm" svg:y1="14.34cm" svg:x2="20.172cm" svg:y2="14.351cm" draw:start-shape="id6" draw:start-glue-point="3" draw:end-shape="id5" svg:d="m22090 14340h-959v11h-959">
          <text:p/>
        </draw:connector>
        <draw:custom-shape draw:style-name="gr9" draw:text-style-name="P1" draw:id="id7" draw:layer="layout" svg:width="4.318cm" svg:height="1.372cm" svg:x="2.72cm" svg:y="11.576cm">
          <text:p text:style-name="P1">Feature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038cm" svg:y1="12.262cm" svg:x2="10.124cm" svg:y2="11.557cm" draw:start-shape="id7" draw:start-glue-point="1" draw:end-shape="id2" svg:d="m7038 12262h1543v-705h1543">
          <text:p/>
        </draw:connector>
        <draw:custom-shape draw:style-name="gr9" draw:text-style-name="P1" draw:id="id8" draw:layer="layout" svg:width="4.318cm" svg:height="1.372cm" svg:x="2.72cm" svg:y="13.076cm">
          <text:p text:style-name="P1">Practice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038cm" svg:y1="13.762cm" svg:x2="10.124cm" svg:y2="11.557cm" draw:start-shape="id8" draw:start-glue-point="1" draw:end-shape="id2" draw:end-glue-point="3" svg:d="m7038 13762h1543v-2205h1543">
          <text:p/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Workflow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yone can be a member of the site</text:p>
                <text:list>
                  <text:list-item>
                    <text:p>All members can keep bookmarks of their favorite stuff</text:p>
                  </text:list-item>
                  <text:list-item>
                    <text:p>Administrators can promote members who are also producers or approved retail businesses (Markets, Restaurants, etc)</text:p>
                  </text:list-item>
                </text:list>
              </text:list-item>
              <text:list-item>
                <text:p>Retail users can edit their business profile</text:p>
              </text:list-item>
              <text:list-item>
                <text:p>Producers can edit any Producer or Business profile</text:p>
              </text:list-item>
              <text:list-item>
                <text:p>Multiple members can be owners of a Producer or Business profile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Requirements - Feature List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Interactive Map</text:p>
                <text:list>
                  <text:list-item>
                    <text:p>Filters based on Crop, Features, Production Practices</text:p>
                  </text:list-item>
                  <text:list-item>
                    <text:p>Search based on location</text:p>
                  </text:list-item>
                  <text:list-item>
                    <text:p>Search based on proximity to selected Profiles</text:p>
                  </text:list-item>
                  <text:list-item>
                    <text:p>Ability to submit correction to OSM basemap</text:p>
                  </text:list-item>
                  <text:list-item>
                    <text:p>Custom icons by general product categories</text:p>
                  </text:list-item>
                </text:list>
              </text:list-item>
              <text:list-item>
                <text:p>Producer Profile</text:p>
                <text:list>
                  <text:list-item>
                    <text:p>Map showing location, toggle nearby Profiles</text:p>
                  </text:list-item>
                  <text:list-item>
                    <text:p>Link to driving directions which map to real location not necessarily addr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Optional – Feature List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Trip Planner</text:p>
                <text:list>
                  <text:list-item>
                    <text:p>Keep a list of Profiles and produce driving directions based on their order. Allow re-ordering of Profiles and dire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Mandel</meta:initial-creator>
    <meta:creation-date>2011-03-02T16:06:40</meta:creation-date>
    <dc:date>2011-03-03T22:54:17</dc:date>
    <dc:creator>Alex Mandel</dc:creator>
    <meta:editing-duration>PT01H37M35S</meta:editing-duration>
    <meta:editing-cycles>14</meta:editing-cycles>
    <meta:generator>OpenOffice.org/3.2$Linux OpenOffice.org_project/320m12$Build-9483</meta:generator>
    <meta:document-statistic meta:object-count="59"/>
  </office:meta>
</office:document-meta>
</file>